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paragraph-properties fo:text-align="start" style:justify-single-word="false"/>
      <style:text-properties style:font-name="Arial" fo:font-size="10.5pt" officeooo:paragraph-rsid="003a0c2d" style:font-size-asian="10.5pt" style:font-size-complex="10.5pt"/>
    </style:style>
    <style:style style:name="P3" style:family="paragraph" style:parent-style-name="UrbanBody">
      <style:paragraph-properties fo:text-align="start" style:justify-single-word="false"/>
      <style:text-properties style:font-name="arial" fo:font-size="11pt" officeooo:paragraph-rsid="003a0c2d" style:font-size-asian="11pt" style:font-size-complex="11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normal" officeooo:rsid="002bef1c" officeooo:paragraph-rsid="001a571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bold" officeooo:rsid="002bef1c" officeooo:paragraph-rsid="002e1e67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a0c2d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0c2d" style:font-size-asian="10pt" style:font-size-complex="10pt"/>
    </style:style>
    <style:style style:name="P13" style:family="paragraph" style:parent-style-name="UrbanTitle">
      <style:text-properties style:font-name="Arial" fo:font-size="14pt" style:text-underline-style="none" officeooo:paragraph-rsid="003a0c2d" style:font-size-asian="14pt" style:font-size-complex="14pt"/>
    </style:style>
    <style:style style:name="P14" style:family="paragraph" style:parent-style-name="UrbanTitle">
      <style:text-properties style:font-name="Arial" fo:font-size="14pt" style:text-underline-style="none" officeooo:paragraph-rsid="002bef1c" style:font-size-asian="14pt" style:font-size-complex="14pt"/>
    </style:style>
    <style:style style:name="P15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16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a0c2d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UrbanTitle">
      <style:text-properties fo:text-transform="uppercase" style:font-name="Arial" fo:font-size="14pt" officeooo:rsid="0022c4d6" officeooo:paragraph-rsid="003a0c2d" style:font-size-asian="14pt" style:font-size-complex="14pt"/>
    </style:style>
    <style:style style:name="P18" style:family="paragraph" style:parent-style-name="UrbanTitle">
      <style:text-properties fo:text-transform="uppercase" style:font-name="Arial" fo:font-size="14pt" style:text-underline-style="none" officeooo:rsid="0022c4d6" officeooo:paragraph-rsid="003a0c2d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text-transform="uppercase" officeooo:rsid="002bef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3b413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2bef1c" fo:background-color="transparent" loext:char-shading-value="0" style:font-weight-asian="normal" style:font-weight-complex="normal"/>
    </style:style>
    <style:style style:name="T17" style:family="text">
      <style:text-properties fo:font-style="normal" officeooo:rsid="002bef1c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02ca0d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fo:font-style="normal" officeooo:rsid="003a0c2d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font-name="Arial" fo:font-size="10.5pt" style:font-size-asian="10.5pt" style:font-size-complex="10.5pt"/>
    </style:style>
    <style:style style:name="T26" style:family="text">
      <style:text-properties style:font-name="Arial" fo:font-size="10.5pt" officeooo:rsid="0022109e" style:font-size-asian="10.5pt" style:font-size-complex="10.5pt"/>
    </style:style>
    <style:style style:name="T27" style:family="text">
      <style:text-properties officeooo:rsid="003b1856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9"><text:span text:style-name="T28">do text</text:span></text:p><text:p text:style-name="P19"><text:span text:style-name="T28">from document(at=header, format='odt')</text:span></text:p></office:annotation><text:span text:style-name="T2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3"><text:span text:style-name="T25">S</text:span><text:span text:style-name="T26">PW - </text:span><text:span text:style-name="T25">Département des Permis et Autorisations</text:span></text:p>
            <text:p text:style-name="P2"><text:span text:style-name="Emphasis"><text:span text:style-name="T19">Avenue Prince de Liège, 15<text:line-break/>5100 </text:span></text:span><text:span text:style-name="Emphasis"><text:span text:style-name="T20">Namu</text:span></text:span><text:span text:style-name="Emphasis"><text:span text:style-name="T21">r</text:span></text:span></text:p>
            <text:p text:style-name="P16">RECOMMANDÉ</text:p>
          </table:table-cell>
        </table:table-row>
      </table:table>
      <text:p text:style-name="P17"/>
      <text:p text:style-name="P18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5"/>
      <text:p text:style-name="P1"/>
      <text:p text:style-name="P1"><office:annotation><dc:creator>Gauthier Bastien</dc:creator><dc:date>2011-02-16T16:12:24</dc:date><text:p text:style-name="P19"><text:span text:style-name="T31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9"><text:span text:style-name="T30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self.getPortionOutsText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<text:span text:style-name="T27">d’État</text:span>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7:41.220528627">19 février 2021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9"><text:span text:style-name="T29">do text</text:span></text:p><text:p text:style-name="P19"><text:span text:style-name="T2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08:47:41.118311308</dc:date>
    <meta:editing-duration>PT21M1S</meta:editing-duration>
    <meta:editing-cycles>29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86" meta:character-count="1268" meta:non-whitespace-character-count="1120"/>
  </office:meta>
</office:document-meta>
</file>